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461" officeooo:paragraph-rsid="000d9461"/>
    </style:style>
    <style:style style:name="P2" style:family="paragraph" style:parent-style-name="Standard">
      <style:paragraph-properties fo:text-align="center" style:justify-single-word="false"/>
      <style:text-properties officeooo:rsid="000d9461" officeooo:paragraph-rsid="000d9461"/>
    </style:style>
    <style:style style:name="P3" style:family="paragraph" style:parent-style-name="Standard">
      <style:paragraph-properties fo:text-align="start" style:justify-single-word="false"/>
      <style:text-properties officeooo:rsid="000d9461" officeooo:paragraph-rsid="000d9461"/>
    </style:style>
    <style:style style:name="P4" style:family="paragraph" style:parent-style-name="Standard">
      <style:paragraph-properties fo:text-align="start" style:justify-single-word="false"/>
      <style:text-properties officeooo:rsid="000d9461" officeooo:paragraph-rsid="0013031e"/>
    </style:style>
    <style:style style:name="P5" style:family="paragraph" style:parent-style-name="Standard">
      <style:paragraph-properties style:line-height-at-least="0.1417in"/>
      <style:text-properties fo:color="#000000" style:font-name="Menlo" fo:font-size="6.80000019073486pt" fo:font-weight="normal" fo:background-color="#fffffe"/>
    </style:style>
    <style:style style:name="P6" style:family="paragraph" style:parent-style-name="Standard">
      <style:text-properties fo:color="#000000" style:font-name="Menlo" fo:font-size="6.80000019073486pt" fo:font-weight="normal" officeooo:rsid="000d9461" officeooo:paragraph-rsid="000d9461" fo:background-color="#fffffe"/>
    </style:style>
    <style:style style:name="P7" style:family="paragraph" style:parent-style-name="Standard">
      <style:paragraph-properties style:line-height-at-least="0.1417in"/>
    </style:style>
    <style:style style:name="P8" style:family="paragraph" style:parent-style-name="Standard">
      <style:text-properties officeooo:rsid="00117100" officeooo:paragraph-rsid="00117100"/>
    </style:style>
    <style:style style:name="P9" style:family="paragraph" style:parent-style-name="Standard">
      <style:paragraph-properties fo:text-align="start" style:justify-single-word="false"/>
      <style:text-properties officeooo:rsid="00117100" officeooo:paragraph-rsid="000d9461"/>
    </style:style>
    <style:style style:name="P10" style:family="paragraph" style:parent-style-name="Standard">
      <style:text-properties officeooo:rsid="00117100" officeooo:paragraph-rsid="00155504"/>
    </style:style>
    <style:style style:name="P11" style:family="paragraph" style:parent-style-name="Standard">
      <style:paragraph-properties fo:text-align="start" style:justify-single-word="false"/>
      <style:text-properties fo:font-style="italic" officeooo:rsid="00117100" officeooo:paragraph-rsid="00117100" style:font-style-asian="italic" style:font-style-complex="italic"/>
    </style:style>
    <style:style style:name="P12" style:family="paragraph" style:parent-style-name="Standard">
      <style:text-properties officeooo:rsid="0013031e" officeooo:paragraph-rsid="0013031e"/>
    </style:style>
    <style:style style:name="P13" style:family="paragraph" style:parent-style-name="Standard">
      <style:text-properties officeooo:rsid="0014d7de" officeooo:paragraph-rsid="0014d7de"/>
    </style:style>
    <style:style style:name="P14" style:family="paragraph" style:parent-style-name="Standard">
      <style:text-properties officeooo:paragraph-rsid="0014d7de"/>
    </style:style>
    <style:style style:name="P15" style:family="paragraph" style:parent-style-name="Standard">
      <style:text-properties officeooo:rsid="00155504" officeooo:paragraph-rsid="00155504"/>
    </style:style>
    <style:style style:name="P16" style:family="paragraph" style:parent-style-name="Standard">
      <style:text-properties officeooo:paragraph-rsid="00155504"/>
    </style:style>
    <style:style style:name="P17" style:family="paragraph" style:parent-style-name="Heading_20_3">
      <style:paragraph-properties fo:break-before="page"/>
    </style:style>
    <style:style style:name="T1" style:family="text">
      <style:text-properties fo:color="#0000ff"/>
    </style:style>
    <style:style style:name="T2" style:family="text">
      <style:text-properties officeooo:rsid="000f871c"/>
    </style:style>
    <style:style style:name="T3" style:family="text">
      <style:text-properties officeooo:rsid="00117100"/>
    </style:style>
    <style:style style:name="T4" style:family="text">
      <style:text-properties officeooo:rsid="0013031e"/>
    </style:style>
    <style:style style:name="T5" style:family="text">
      <style:text-properties fo:font-size="10pt" style:font-size-asian="10pt" style:font-size-complex="10pt"/>
    </style:style>
    <style:style style:name="T6" style:family="text">
      <style:text-properties fo:font-size="10pt" officeooo:rsid="0014d7de" style:font-size-asian="10pt" style:font-size-complex="10pt"/>
    </style:style>
    <style:style style:name="T7" style:family="text">
      <style:text-properties style:text-position="super 58%"/>
    </style:style>
    <style:style style:name="T8" style:family="text">
      <style:text-properties style:text-position="super 58%" officeooo:rsid="0014d7de"/>
    </style:style>
    <style:style style:name="T9" style:family="text">
      <style:text-properties style:text-position="super 58%" officeooo:rsid="0013031e"/>
    </style:style>
    <style:style style:name="T10" style:family="text">
      <style:text-properties officeooo:rsid="0014d7de"/>
    </style:style>
    <style:style style:name="T11"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iconjuctions as Satisfied Models of <text:span text:style-name="T3">Total </text:span>Normal Paths</text:p>
      <text:p text:style-name="P2">by Sven Nilsen, 2021</text:p>
      <text:p text:style-name="P9"/>
      <text:p text:style-name="P11">In this paper I discuss semiconjuctions as satisfied models of total normal paths.</text:p>
      <text:p text:style-name="P3"/>
      <text:p text:style-name="P4">The following proof was <text:span text:style-name="T4">provided</text:span> by <text:span text:style-name="T3">@</text:span>Eric <text:span text:style-name="T4">(Discord handle)</text:span>,</text:p>
      <text:p text:style-name="P4">for the <text:span text:style-name="T2">community edition of </text:span>Lean 3 theorem prover<text:span text:style-name="T7"><text:reference-ref text:reference-format="text" text:ref-name="learn theorem prover">[1]</text:reference-ref></text:span><text:span text:style-name="T7"><text:reference-ref text:reference-format="text" text:ref-name="lean community">[2]</text:reference-ref></text:span>:</text:p>
      <text:p text:style-name="P3"/>
      <text:p text:style-name="P1"/>
      <text:p text:style-name="P6"><text:span text:style-name="T1">import</text:span> logic.function.conjugate</text:p>
      <text:p text:style-name="P5"><text:span text:style-name="T1">import</text:span> tactic</text:p>
      <text:p text:style-name="P7"/>
      <text:p text:style-name="P5"><text:span text:style-name="T1">open</text:span> function</text:p>
      <text:p text:style-name="P7"/>
      <text:p text:style-name="P5"><text:span text:style-name="T1">variables</text:span> (α β γ : <text:span text:style-name="T1">Type</text:span>*)</text:p>
      <text:p text:style-name="P7"/>
      <text:p text:style-name="P5"><text:span text:style-name="T1">notation</text:span> g `[` f:(foldl `][` (h t, function.comp h t) id `]`) ` &lt;=&gt; ` g' := semiconj₂ f g g'</text:p>
      <text:p text:style-name="P7"/>
      <text:p text:style-name="P5"><text:span text:style-name="T1">example</text:span> (g₁ : α → β) (g₂ : β → γ) (f : α → α → α) (h₁ : β → β → β) (h₂ : γ → γ → γ) :</text:p>
      <text:p text:style-name="P5">(f[g₁] &lt;=&gt; h₁) → (h₁[g₂] &lt;=&gt; h₂ ) → (f[g₁][g₂] &lt;=&gt; h₂) :=</text:p>
      <text:p text:style-name="P5">λ a b, semiconj₂.comp b a</text:p>
      <text:p text:style-name="P1"/>
      <text:p text:style-name="P8"/>
      <text:p text:style-name="P8">This proof uses semiconjuctions from Mathlib<text:span text:style-name="T7"><text:reference-ref text:reference-format="text" text:ref-name="mathlib">[3]</text:reference-ref></text:span> and shows that dependent types can prove composition in path space, given satisfied models of <text:span text:style-name="T10">symmetric </text:span>normal paths <text:span text:style-name="T10">on total</text:span><text:span text:style-name="T8"><text:reference-ref text:reference-format="text" text:ref-name="partial function">[4]</text:reference-ref></text:span><text:span text:style-name="T10"> binary</text:span><text:span text:style-name="T8"><text:reference-ref text:reference-format="text" text:ref-name="binary function">[5]</text:reference-ref></text:span><text:span text:style-name="T10"> functions</text:span>.</text:p>
      <text:p text:style-name="P8"/>
      <text:p text:style-name="P10">Total normal paths are equivalent to introducing an imaginary inverse<text:span text:style-name="T7"><text:reference-ref text:reference-format="text" text:ref-name="imaginary inverse">[6]</text:reference-ref></text:span>. With current knowledge, total normal paths can still not be modelled fully by dependent types, because total normal paths can be composed when imaginary (having no solution), yielding another normal path that might have a solution.</text:p>
      <text:p text:style-name="P10"/>
      <text:p text:style-name="P10">However, <text:span text:style-name="T4">it might be possible to apply the </text:span>Axiom of Choice<text:span text:style-name="T7"><text:reference-ref text:reference-format="text" text:ref-name="axiom of choice">[7]</text:reference-ref></text:span> <text:span text:style-name="T4">in Lean 3,<text:line-break/></text:span>to <text:span text:style-name="T4">construct some analogue of the imaginary inverse using `inv_fun_on`</text:span><text:span text:style-name="T9"><text:reference-ref text:reference-format="text" text:ref-name="inv_fun_on">[8]</text:reference-ref></text:span><text:span text:style-name="T4">:</text:span></text:p>
      <text:p text:style-name="P16"/>
      <text:p text:style-name="P16"><text:tab/>noncomputable def inv_fun_on (f : α → β) (s : set α) (b : β) : α :=</text:p>
      <text:p text:style-name="Standard"><text:tab/>if h : ∃a, a ∈ s ∧ f a = b then classical.some h else classical.choice n</text:p>
      <text:p text:style-name="P10"/>
      <text:p text:style-name="P10"><text:span text:style-name="T4">This brings us one step closer to understanding normal paths formally in dependent types.</text:span></text:p>
      <text:p text:style-name="P10"/>
      <text:h text:style-name="P17" text:outline-level="3">References:</text:h>
      <text:p text:style-name="P8"/>
      <text:p text:style-name="P12"><text:reference-mark-start text:name="learn theorem prover"/>[1]<text:reference-mark-end text:name="learn theorem prover"/><text:tab/>“Lean Theorem Prover”</text:p>
      <text:p text:style-name="P12"><text:tab/>Microsoft Research</text:p>
      <text:p text:style-name="P12"><text:tab/><text:a xlink:type="simple" xlink:href="https://leanprover.github.io/" text:style-name="Internet_20_link" text:visited-style-name="Visited_20_Internet_20_Link"><text:span text:style-name="T5">https://leanprover.github.io/</text:span></text:a></text:p>
      <text:p text:style-name="P12"/>
      <text:p text:style-name="P12"><text:reference-mark-start text:name="lean community"/>[2]<text:reference-mark-end text:name="lean community"/><text:tab/>“Lean Community”</text:p>
      <text:p text:style-name="P12"><text:tab/>Lean Community Website</text:p>
      <text:p text:style-name="P12"><text:tab/><text:a xlink:type="simple" xlink:href="https://leanprover-community.github.io/" text:style-name="Internet_20_link" text:visited-style-name="Visited_20_Internet_20_Link"><text:span text:style-name="T5">https://leanprover-community.github.io/</text:span></text:a></text:p>
      <text:p text:style-name="P12"/>
      <text:p text:style-name="P13"><text:reference-mark-start text:name="mathlib"/>[3]<text:reference-mark-end text:name="mathlib"/><text:tab/>“Semiconjugate and commuting maps”</text:p>
      <text:p text:style-name="P13"><text:tab/>mathlib documentation</text:p>
      <text:p text:style-name="P13"><text:tab/><text:a xlink:type="simple" xlink:href="https://leanprover-community.github.io/mathlib_docs/logic/function/conjugate.html" text:style-name="Internet_20_link" text:visited-style-name="Visited_20_Internet_20_Link"><text:span text:style-name="T5">https://leanprover-community.github.io/mathlib_docs/logic/function/conjugate.html</text:span></text:a></text:p>
      <text:p text:style-name="Standard"/>
      <text:p text:style-name="Standard"><text:reference-mark-start text:name="partial function"/>[4]<text:reference-mark-end text:name="partial function"/><text:tab/>“<text:span text:style-name="T10">Partial function”</text:span></text:p>
      <text:p text:style-name="Standard"><text:tab/><text:span text:style-name="T10">Wikipedia</text:span></text:p>
      <text:p text:style-name="P14"><text:tab/><text:a xlink:type="simple" xlink:href="https://en.wikipedia.org/wiki/Partial_function" text:style-name="Internet_20_link" text:visited-style-name="Visited_20_Internet_20_Link"><text:span text:style-name="T6">https://en.wikipedia.org/wiki/Partial_function</text:span></text:a></text:p>
      <text:p text:style-name="P14"/>
      <text:p text:style-name="P13"><text:reference-mark-start text:name="binary function"/>[5]<text:reference-mark-end text:name="binary function"/><text:tab/>“Binary function”</text:p>
      <text:p text:style-name="P13"><text:tab/>Wikipedia</text:p>
      <text:p text:style-name="P13"><text:tab/><text:a xlink:type="simple" xlink:href="https://en.wikipedia.org/wiki/Binary_function" text:style-name="Internet_20_link" text:visited-style-name="Visited_20_Internet_20_Link"><text:span text:style-name="T5">https://en.wikipedia.org/wiki/Binary_function</text:span></text:a></text:p>
      <text:p text:style-name="P13"/>
      <text:p text:style-name="P13"><text:reference-mark-start text:name="imaginary inverse"/>[6]<text:reference-mark-end text:name="imaginary inverse"/><text:tab/>“Imaginary Inverse”</text:p>
      <text:p text:style-name="P13"><text:tab/>Sven Nilsen, 2020</text:p>
      <text:p text:style-name="P13"><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13"/>
      <text:p text:style-name="P15"><text:reference-mark-start text:name="axiom of choice"/>[7]<text:reference-mark-end text:name="axiom of choice"/><text:tab/>“Axiom of Choice”</text:p>
      <text:p text:style-name="P15"><text:tab/>Wikipedia</text:p>
      <text:p text:style-name="P15"><text:tab/><text:a xlink:type="simple" xlink:href="https://en.wikipedia.org/wiki/Axiom_of_choice" text:style-name="Internet_20_link" text:visited-style-name="Visited_20_Internet_20_Link"><text:span text:style-name="T5">https://en.wikipedia.org/wiki/Axiom_of_choice</text:span></text:a></text:p>
      <text:p text:style-name="P15"/>
      <text:p text:style-name="P15"><text:reference-mark-start text:name="inv_fun_on"/>[8]<text:reference-mark-end text:name="inv_fun_on"/><text:tab/>“inv_fun_on”</text:p>
      <text:p text:style-name="P15"><text:tab/>Mathlib</text:p>
      <text:p text:style-name="P15"><text:tab/><text:a xlink:type="simple" xlink:href="https://github.com/leanprover-community/mathlib/blob/26e4f15f67fee3883aabe217790f8bbdf7460566/src/logic/function/basic.lean#L208-L209" text:style-name="Internet_20_link" text:visited-style-name="Visited_20_Internet_20_Link"><text:span text:style-name="T11">https://github.com/leanprover-community/mathlib/blob/26e4f15f67fee3883aabe217790f8bbdf7460566/src/logic/function/basic.lean#L208-L209</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0:02:38.957376000</meta:creation-date>
    <dc:date>2021-02-01T11:04:37.790319000</dc:date>
    <meta:editing-duration>PT7M39S</meta:editing-duration>
    <meta:editing-cycles>1</meta:editing-cycles>
    <meta:document-statistic meta:table-count="0" meta:image-count="0" meta:object-count="0" meta:page-count="2" meta:paragraph-count="44" meta:word-count="348" meta:character-count="2333" meta:non-whitespace-character-count="2033"/>
    <meta:generator>LibreOffice/5.1.2.2$MacOSX_X86_64 LibreOffice_project/d3bf12ecb743fc0d20e0be0c58ca359301eb705f</meta:generator>
  </office:meta>
</office:document-meta>
</file>